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ethod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5">
            <text:p>35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81.8425420822264">
            <text:p>$81,84</text:p>
          </table:table-cell>
          <table:table-cell table:style-name="ce5" table:formula="of:=[.F2]-[.B3]/[.B4]" office:value-type="currency" office:currency="USD" office:value="80.8425420822264">
            <text:p>$80,84</text:p>
          </table:table-cell>
          <table:table-cell table:style-name="ce15" table:formula="of:=[.G2]/1.1" office:value-type="currency" office:currency="EUR" office:value="73.4932200747513">
            <text:p>73,4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038">
            <text:p>0,03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56.2001220921637">
            <text:p>$56,20</text:p>
          </table:table-cell>
          <table:table-cell table:style-name="ce7" table:formula="of:=[.F3]-[.B3]/[.B4]" office:value-type="currency" office:currency="USD" office:value="55.2001220921637">
            <text:p>$55,20</text:p>
          </table:table-cell>
          <table:table-cell table:style-name="ce16" table:formula="of:=[.G3]/1.1" office:value-type="currency" office:currency="EUR" office:value="50.1819291746943">
            <text:p>50,1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1.0428486477424">
            <text:p>51,0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38">
            <text:p>0,03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5.2927592038658">
            <text:p>$35,29</text:p>
          </table:table-cell>
          <table:table-cell table:style-name="ce14" table:formula="of:=[.F4]-[.B3]/[.B4]" office:value-type="currency" office:currency="USD" office:value="34.2927592038658">
            <text:p>$34,29</text:p>
          </table:table-cell>
          <table:table-cell table:style-name="ce17" table:formula="of:=[.G4]/1.1" office:value-type="currency" office:currency="EUR" office:value="31.175235639878">
            <text:p>31,1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7">
            <text:p>$2,7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35">
            <text:p>$1,35</text:p>
          </table:table-cell>
          <table:table-cell table:style-name="ce5"/>
          <table:table-cell table:style-name="ce5" table:formula="of:=[.B8]/(1+[.D2])^(1/4)" office:value-type="currency" office:currency="USD" office:value="1.32735724327919">
            <text:p>$1,33</text:p>
          </table:table-cell>
          <table:table-cell table:style-name="ce7" table:formula="of:=[.B5]/2" office:value-type="currency" office:currency="USD" office:value="1.35">
            <text:p>$1,35</text:p>
          </table:table-cell>
          <table:table-cell table:style-name="ce7"/>
          <table:table-cell table:style-name="ce7" table:formula="of:=[.E8]/(1+[.D3])^(1/4)" office:value-type="currency" office:currency="USD" office:value="1.32274562554088">
            <text:p>$1,32</text:p>
          </table:table-cell>
          <table:table-cell table:style-name="ce8" table:formula="of:=[.B5]/2" office:value-type="currency" office:currency="USD" office:value="1.35">
            <text:p>$1,35</text:p>
          </table:table-cell>
          <table:table-cell table:style-name="ce8"/>
          <table:table-cell table:style-name="ce8" table:formula="of:=[.H8]/(1+[.D4])^(1/4)" office:value-type="currency" office:currency="USD" office:value="1.31821302106302">
            <text:p>$1,3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916">
            <text:p>$2,92</text:p>
          </table:table-cell>
          <table:table-cell office:value-type="percentage" office:value="0.08">
            <text:p>8,00%</text:p>
          </table:table-cell>
          <table:table-cell table:formula="of:=[.B9]/(1+[.$D$2])^[.A9]" office:value-type="currency" office:currency="USD" office:value="2.72523364485981">
            <text:p>$2,73</text:p>
          </table:table-cell>
          <table:table-cell table:formula="of:=[.B5]*(1+[.F9])" office:value-type="currency" office:currency="USD" office:value="2.8215">
            <text:p>$2,82</text:p>
          </table:table-cell>
          <table:table-cell office:value-type="percentage" office:value="0.045">
            <text:p>4,50%</text:p>
          </table:table-cell>
          <table:table-cell table:formula="of:=[.E9]/(1+[.$D$3])^[.A9]" office:value-type="currency" office:currency="USD" office:value="2.60046082949309">
            <text:p>$2,60</text:p>
          </table:table-cell>
          <table:table-cell table:formula="of:=[.B5]*(1+[.I9])" office:value-type="currency" office:currency="USD" office:value="2.754">
            <text:p>$2,75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USD" office:value="2.50363636363636">
            <text:p>$2,5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.0824">
            <text:p>$4,08</text:p>
          </table:table-cell>
          <table:table-cell office:value-type="percentage" office:value="0.4">
            <text:p>40,00%</text:p>
          </table:table-cell>
          <table:table-cell table:formula="of:=[.B10]/(1+[.$D$2])^[.A10]" office:value-type="currency" office:currency="USD" office:value="3.56572626430256">
            <text:p>$3,57</text:p>
          </table:table-cell>
          <table:table-cell table:formula="of:=[.E9]*(1+[.F10])" office:value-type="currency" office:currency="USD" office:value="3.55509">
            <text:p>$3,56</text:p>
          </table:table-cell>
          <table:table-cell office:value-type="percentage" office:value="0.26">
            <text:p>26,00%</text:p>
          </table:table-cell>
          <table:table-cell table:formula="of:=[.E10]/(1+[.$D$3])^[.A10]" office:value-type="currency" office:currency="USD" office:value="3.01988999554036">
            <text:p>$3,02</text:p>
          </table:table-cell>
          <table:table-cell table:formula="of:=[.H9]*(1+[.I10])" office:value-type="currency" office:currency="USD" office:value="2.80908">
            <text:p>$2,81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2.32155371900826">
            <text:p>$2,3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69476">
            <text:p>$4,69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USD" office:value="3.8323226205121">
            <text:p>$3,83</text:p>
          </table:table-cell>
          <table:table-cell table:formula="of:=[.E10]*(1+[.F11])" office:value-type="currency" office:currency="USD" office:value="3.910599">
            <text:p>$3,91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USD" office:value="3.06163962681511">
            <text:p>$3,06</text:p>
          </table:table-cell>
          <table:table-cell table:formula="of:=[.H10]*(1+[.I11])" office:value-type="currency" office:currency="USD" office:value="2.8652616">
            <text:p>$2,87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2.15271344853494">
            <text:p>$2,1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5.0703408">
            <text:p>$5,07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3.86813871976922">
            <text:p>$3,87</text:p>
          </table:table-cell>
          <table:table-cell table:formula="of:=[.E11]*(1+[.F12])" office:value-type="currency" office:currency="USD" office:value="4.10612895">
            <text:p>$4,11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2.96287705820817">
            <text:p>$2,96</text:p>
          </table:table-cell>
          <table:table-cell table:formula="of:=[.H11]*(1+[.I12])" office:value-type="currency" office:currency="USD" office:value="2.922566832">
            <text:p>$2,92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1.99615247045967">
            <text:p>$2,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5.425264656">
            <text:p>$5,43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3.86813871976922">
            <text:p>$3,87</text:p>
          </table:table-cell>
          <table:table-cell table:formula="of:=[.E12]*(1+[.F13])" office:value-type="currency" office:currency="USD" office:value="4.3114353975">
            <text:p>$4,31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2.86730037891113">
            <text:p>$2,87</text:p>
          </table:table-cell>
          <table:table-cell table:formula="of:=[.H12]*(1+[.I13])" office:value-type="currency" office:currency="USD" office:value="2.98101816864">
            <text:p>$2,98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1.85097774533533">
            <text:p>$1,8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.75078053536">
            <text:p>$5,75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3.8319878906125">
            <text:p>$3,83</text:p>
          </table:table-cell>
          <table:table-cell table:formula="of:=[.E13]*(1+[.F14])" office:value-type="currency" office:currency="USD" office:value="4.4838928134">
            <text:p>$4,48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2.74838008669823">
            <text:p>$2,75</text:p>
          </table:table-cell>
          <table:table-cell table:formula="of:=[.H13]*(1+[.I14])" office:value-type="currency" office:currency="USD" office:value="3.0406385320128">
            <text:p>$3,04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1.71636118203821">
            <text:p>$1,7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6.038319562128">
            <text:p>$6,04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3.76036194873189">
            <text:p>$3,76</text:p>
          </table:table-cell>
          <table:table-cell table:formula="of:=[.E14]*(1+[.F15])" office:value-type="currency" office:currency="USD" office:value="4.663248525936">
            <text:p>$4,66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2.63439197250337">
            <text:p>$2,63</text:p>
          </table:table-cell>
          <table:table-cell table:formula="of:=[.H14]*(1+[.I15])" office:value-type="currency" office:currency="USD" office:value="3.10145130265306">
            <text:p>$3,10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1.59153491425362">
            <text:p>$1,5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6.3402355402344">
            <text:p>$6,34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3.69007480950326">
            <text:p>$3,69</text:p>
          </table:table-cell>
          <table:table-cell table:formula="of:=[.E15]*(1+[.F16])" office:value-type="currency" office:currency="USD" office:value="4.84977846697344">
            <text:p>$4,85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2.52513147594793">
            <text:p>$2,53</text:p>
          </table:table-cell>
          <table:table-cell table:formula="of:=[.H15]*(1+[.I16])" office:value-type="currency" office:currency="USD" office:value="3.16348032870612">
            <text:p>$3,16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1.47578692048972">
            <text:p>$1,4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6.65724731724612">
            <text:p>$6,66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3.62110144857796">
            <text:p>$3,62</text:p>
          </table:table-cell>
          <table:table-cell table:formula="of:=[.E16]*(1+[.F17])" office:value-type="currency" office:currency="USD" office:value="4.94677403631291">
            <text:p>$4,95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2.37385631840267">
            <text:p>$2,37</text:p>
          </table:table-cell>
          <table:table-cell table:formula="of:=[.H16]*(1+[.I17])" office:value-type="currency" office:currency="USD" office:value="3.22674993528024">
            <text:p>$3,23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36845696263592">
            <text:p>$1,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6.92353720993597">
            <text:p>$6,92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3.51957523973933">
            <text:p>$3,52</text:p>
          </table:table-cell>
          <table:table-cell table:formula="of:=[.E17]*(1+[.F18])" office:value-type="currency" office:currency="USD" office:value="5.04570951703917">
            <text:p>$5,05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2.23164372789928">
            <text:p>$2,23</text:p>
          </table:table-cell>
          <table:table-cell table:formula="of:=[.H17]*(1+[.I18])" office:value-type="currency" office:currency="USD" office:value="3.29128493398585">
            <text:p>$3,29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26893281989876">
            <text:p>$1,27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7.610018549657">
            <text:p>$37,61</text:p>
          </table:table-cell>
          <table:table-cell/>
          <table:table-cell table:style-name="ce7"/>
          <table:table-cell table:formula="of:=SUM([.G8:.G18])" office:value-type="currency" office:currency="USD" office:value="28.3483170959602">
            <text:p>$28,35</text:p>
          </table:table-cell>
          <table:table-cell/>
          <table:table-cell table:style-name="ce8"/>
          <table:table-cell table:formula="of:=SUM([.J8:.J18])" office:value-type="currency" office:currency="USD" office:value="19.5643195673538">
            <text:p>$19,5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90.0059837291676">
            <text:p>$90,01</text:p>
          </table:table-cell>
          <table:table-cell table:style-name="ce5"/>
          <table:table-cell table:formula="of:=[.B20]/(1+[.D2])^([.A18]+1/2)" office:value-type="currency" office:currency="USD" office:value="44.2325235325694">
            <text:p>$44,23</text:p>
          </table:table-cell>
          <table:table-cell table:formula="of:=[.E18]*[.D5]" office:value-type="currency" office:currency="USD" office:value="65.5942237215092">
            <text:p>$65,59</text:p>
          </table:table-cell>
          <table:table-cell table:style-name="ce7"/>
          <table:table-cell table:formula="of:=[.E20]/(1+[.D3])^([.A18]+1/2)" office:value-type="currency" office:currency="USD" office:value="27.8518049962035">
            <text:p>$27,85</text:p>
          </table:table-cell>
          <table:table-cell table:formula="of:=[.H18]*[.D5]" office:value-type="currency" office:currency="USD" office:value="42.786704141816">
            <text:p>$42,79</text:p>
          </table:table-cell>
          <table:table-cell table:style-name="ce8"/>
          <table:table-cell table:formula="of:=[.H20]/(1+[.D4])^([.A18]+1/2)" office:value-type="currency" office:currency="USD" office:value="15.728439636512">
            <text:p>$15,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0">10.07.2022</text:date>, <text:time>20:04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10T20:04:51.63</dc:date>
    <dc:creator>aaa </dc:creator>
    <meta:editing-duration>P3DT6H42M30S</meta:editing-duration>
    <meta:editing-cycles>68</meta:editing-cycles>
    <meta:generator>OpenOffice/4.1.5$Win32 OpenOffice.org_project/415m1$Build-9789</meta:generator>
    <meta:document-statistic meta:table-count="5" meta:cell-count="691" meta:object-count="0"/>
  </office:meta>
</office:document-meta>
</file>